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Arial, sans-serif"/>
    <style:font-face style:name="Verdana" svg:font-family="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50bd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2pt" officeooo:paragraph-rsid="00050bdd" style:font-size-asian="12pt" style:font-size-complex="12pt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style:font-name="Bahnschrift" fo:font-size="12pt" style:text-underline-style="solid" style:text-underline-width="auto" style:text-underline-color="font-color" fo:font-weight="bold" officeooo:rsid="00069835" officeooo:paragraph-rsid="00069835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style:font-name="Bahnschrift" fo:font-size="15pt" style:text-underline-style="solid" style:text-underline-width="auto" style:text-underline-color="font-color" fo:font-weight="bold" officeooo:rsid="00069835" officeooo:paragraph-rsid="00069835" style:font-size-asian="15pt" style:font-weight-asian="bold" style:font-size-complex="15pt" style:font-weight-complex="bold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font-name="Helvetica" fo:font-size="12.75pt" fo:letter-spacing="normal" fo:font-style="normal" fo:font-weight="normal"/>
    </style:style>
    <style:style style:name="T2" style:family="text">
      <style:text-properties fo:font-variant="normal" fo:text-transform="none" style:font-name="Helvetica" fo:font-size="12.75pt" fo:letter-spacing="normal" fo:font-style="normal" fo:font-weight="normal" officeooo:rsid="00050bdd"/>
    </style:style>
    <style:style style:name="T3" style:family="text">
      <style:text-properties fo:font-variant="normal" fo:text-transform="none" fo:color="#000000" fo:letter-spacing="normal" fo:font-style="normal" fo:font-weight="normal" officeooo:rsid="00050bdd" style:font-weight-asian="normal" style:font-weight-complex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officeooo:rsid="00069835"/>
    </style:style>
    <style:style style:name="T6" style:family="text">
      <style:text-properties fo:font-variant="normal" fo:text-transform="none" fo:font-size="12.75pt" fo:letter-spacing="normal" fo:font-style="normal" fo:font-weight="normal"/>
    </style:style>
    <style:style style:name="T7" style:family="text">
      <style:text-properties fo:font-variant="normal" fo:text-transform="none" fo:font-size="12.75pt" fo:letter-spacing="normal" fo:font-style="normal" fo:font-weight="normal" officeooo:rsid="00050bdd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50bdd"/>
    </style:style>
    <style:style style:name="T12" style:family="text">
      <style:text-properties fo:font-variant="normal" fo:text-transform="none" fo:letter-spacing="normal" fo:font-style="normal" fo:font-weight="normal" officeooo:rsid="00069835"/>
    </style:style>
    <style:style style:name="T13" style:family="text">
      <style:text-properties fo:font-variant="normal" fo:text-transform="none" fo:letter-spacing="normal" fo:font-style="normal" officeooo:rsid="00050bdd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officeooo:rsid="00050bdd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069835" style:font-size-asian="12pt" style:font-size-complex="12pt"/>
    </style:style>
    <style:style style:name="T16" style:family="text">
      <style:text-properties officeooo:rsid="00050bdd"/>
    </style:style>
    <style:style style:name="T17" style:family="text">
      <style:text-properties style:font-name="Liberation Serif" fo:font-size="12pt" officeooo:rsid="00050bdd" style:font-size-asian="12pt" style:font-size-complex="12pt"/>
    </style:style>
    <style:style style:name="T18" style:family="text">
      <style:text-properties fo:font-size="12pt" officeooo:rsid="00050bdd" style:font-size-asian="12pt" style:font-size-complex="12pt"/>
    </style:style>
    <text:list-style style:name="L1">
      <text:list-level-style-bullet text:level="1" text:style-name="Bullet_20_Symbols" text:bullet-char="➢">
        <style:list-level-properties text:space-before="0.4909in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/></text:p>
      <text:p text:style-name="P4"><text:span text:style-name="T13">P</text:span><text:span text:style-name="T9">ractice : Regular Expressions and Third-party packages in Python</text:span></text:p>
      <text:p text:style-name="P3"><text:span text:style-name="T9"/></text:p>
      <text:p text:style-name="P3"><text:span text:style-name="T9"/></text:p>
      <text:p text:style-name="P2"><text:span text:style-name="T11">1.</text:span><text:span text:style-name="T3">Write a Regular Expression pattern to identify Date’s in a "Date_format.txt" file.</text:span></text:p>
      <text:list xml:id="list2107520221" text:style-name="L1">
        <text:list-item>
          <text:p text:style-name="P5">Read file Date_format.txt</text:p>
        </text:list-item>
        <text:list-item>
          <text:p text:style-name="P5">Develop a regular Expression Pattern Using 're' library</text:p>
        </text:list-item>
      </text:list>
      <text:p text:style-name="P2"><text:span text:style-name="T11"/></text:p>
      <text:p text:style-name="P2"><text:span text:style-name="T11"><text:tab/>1.1.</text:span><text:span text:style-name="T10">Write a Python program to convert a date of yyyy-mm-dd format to dd-mm-yyyy format.</text:span> 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6">2.</text:span><text:span text:style-name="T10">Write a Python program to find all five characters long word in a string.</text:span></text:p>
      <text:p text:style-name="P2"><text:span text:style-name="T10"><text:tab/></text:span><text:span text:style-name="T11">String : </text:span><text:span text:style-name="T10">‘Parasite is a 2019 South Korean black comedy thriller film’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>3.</text:span><text:span text:style-name="T15">Write a program to m</text:span><text:span text:style-name="T4">ake a request to a web page, and print the response text </text:span><text:span text:style-name="T5">using “requests”</text:span><text:span text:style-name="T10"> <text:s/></text:span><text:span text:style-name="T12">module in python.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Arial, sans-serif"/>
    <style:font-face style:name="Verdana" svg:font-family="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2T15:07:17.423000000</meta:creation-date>
    <dc:date>2020-10-12T15:21:26.364000000</dc:date>
    <meta:editing-duration>PT4M8S</meta:editing-duration>
    <meta:editing-cycles>1</meta:editing-cycles>
    <meta:document-statistic meta:table-count="0" meta:image-count="0" meta:object-count="0" meta:page-count="1" meta:paragraph-count="8" meta:word-count="95" meta:character-count="579" meta:non-whitespace-character-count="490"/>
    <meta:generator>LibreOffice/6.3.6.2$Windows_X86_64 LibreOffice_project/2196df99b074d8a661f4036fca8fa0cbfa33a497</meta:generator>
  </office:meta>
</office:document-meta>
</file>